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8.25pt" officeooo:rsid="00054689" officeooo:paragraph-rsid="00054689" style:font-size-asian="16pt" style:language-asian="zh" style:country-asian="CN" style:font-size-complex="18.25pt"/>
    </style:style>
    <style:style style:name="P2" style:family="paragraph" style:parent-style-name="Table_20_Contents">
      <style:text-properties fo:font-size="18.25pt" officeooo:rsid="00054689" officeooo:paragraph-rsid="00054689" style:font-size-asian="16pt" style:font-size-complex="18.25pt"/>
    </style:style>
    <style:style style:name="P3" style:family="paragraph" style:parent-style-name="Table_20_Contents">
      <style:text-properties fo:font-size="16pt" officeooo:rsid="0000746f" officeooo:paragraph-rsid="00054689" style:font-size-asian="16pt" style:font-size-complex="16pt"/>
    </style:style>
    <style:style style:name="T1" style:family="text">
      <style:text-properties style:language-asian="zh" style:country-asian="CN"/>
    </style:style>
    <style:style style:name="T2" style:family="text">
      <style:text-properties officeooo:rsid="00064790" style:language-asian="zh" style:country-asian="C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,过滤器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3">public void doFilter(ServletRequest request, ServletResponse response,</text:p>
            <text:p text:style-name="P3"><text:tab/><text:tab/><text:tab/>FilterChain chain) throws IOException, ServletException {</text:p>
            <text:p text:style-name="P3"><text:tab/><text:tab/>//把 ServletRequest转成HttpServletRequest</text:p>
            <text:p text:style-name="P3"><text:tab/><text:tab/>HttpServletRequest req=(HttpServletRequest)request;</text:p>
            <text:p text:style-name="P3"><text:tab/><text:tab/>//获得Session</text:p>
            <text:p text:style-name="P3"><text:tab/><text:tab/>HttpSession session=req.getSession();</text:p>
            <text:p text:style-name="P3"><text:tab/><text:tab/>//从Session取值</text:p>
            <text:p text:style-name="P3"><text:tab/><text:tab/>CSUser <text:s/>user=(CSUser)session.getAttribute("user");</text:p>
            <text:p text:style-name="P3"><text:s text:c="8"/>if(user==null){</text:p>
            <text:p text:style-name="P3"><text:s text:c="8"/><text:tab/>//把ServletResponse强转为HttpServletResponse</text:p>
            <text:p text:style-name="P3"><text:s text:c="8"/><text:tab/>HttpServletResponse resp=(HttpServletResponse)response;</text:p>
            <text:p text:style-name="P3"><text:s text:c="8"/><text:tab/>//获得项目的根目录</text:p>
            <text:p text:style-name="P3"><text:s text:c="8"/><text:tab/>String path=req.getContextPath();</text:p>
            <text:p text:style-name="P3"><text:s text:c="8"/><text:tab/>resp.sendRedirect(path+"/login.jsp");</text:p>
            <text:p text:style-name="P3"><text:s text:c="8"/>}else{</text:p>
            <text:p text:style-name="P3"><text:s text:c="8"/><text:tab/>chain.doFilter(request, response);</text:p>
            <text:p text:style-name="P3"><text:s text:c="8"/>}</text:p>
          </table:table-cell>
        </table:table-row>
      </table:table>
      <text:p text:style-name="P1"/>
      <text:p text:style-name="P1">2,配置文件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2">&lt;filter&gt;</text:p>
            <text:p text:style-name="P2"><text:s text:c="2"/>&lt;filter-name&gt;loginfilter&lt;/filter-name&gt;</text:p>
            <text:p text:style-name="P2"><text:s text:c="2"/>&lt;filter-class&gt;com.mj.filter.LoginFilter&lt;/filter-class&gt;</text:p>
            <text:p text:style-name="P2"><text:s text:c="2"/>&lt;/filter&gt;</text:p>
            <text:p text:style-name="P2"><text:s text:c="2"/>&lt;filter-mapping&gt;</text:p>
            <text:p text:style-name="P2"><text:s text:c="2"/>&lt;filter-name&gt;loginfilter&lt;/filter-name&gt;</text:p>
            <text:p text:style-name="P2"><text:s text:c="2"/>&lt;url-pattern&gt;/company/*<text:span text:style-name="T1">(</text:span><text:span text:style-name="T2">过滤</text:span><text:span text:style-name="T1">的路径)</text:span>&lt;/url-pattern&gt;</text:p>
            <text:p text:style-name="P2"><text:s text:c="2"/>&lt;/filter-mapping&gt;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16S</meta:editing-duration>
    <meta:editing-cycles>4</meta:editing-cycles>
    <meta:generator>LibreOffice/5.3.0.3$Windows_X86_64 LibreOffice_project/7074905676c47b82bbcfbea1aeefc84afe1c50e1</meta:generator>
    <dc:date>2018-03-21T17:05:14.408000000</dc:date>
    <meta:document-statistic meta:table-count="2" meta:image-count="0" meta:object-count="0" meta:page-count="1" meta:paragraph-count="27" meta:word-count="82" meta:character-count="899" meta:non-whitespace-character-count="774"/>
    <meta:user-defined meta:name="Info 1"/>
    <meta:user-defined meta:name="Info 2"/>
    <meta:user-defined meta:name="Info 3"/>
    <meta:user-defined meta:name="Info 4"/>
  </office:meta>
</office:document-meta>
</file>